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1" svg:font-family="'Liberation Mono'" style:font-family-generic="modern" style:font-pitch="fixed"/>
    <style:font-face style:name="Liberation Mono" svg:font-family="'Liberation Mono'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31in" style:rel-width="100%" table:align="left"/>
    </style:style>
    <style:style style:name="Table1.A" style:family="table-column">
      <style:table-column-properties style:column-width="1.6236in" style:rel-column-width="2338*"/>
    </style:style>
    <style:style style:name="Table1.B" style:family="table-column">
      <style:table-column-properties style:column-width="3.8799in" style:rel-column-width="5587*"/>
    </style:style>
    <style:style style:name="Table1.C" style:family="table-column">
      <style:table-column-properties style:column-width="1.1896in" style:rel-column-width="1713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paragraph-rsid="000fe447"/>
    </style:style>
    <style:style style:name="P2" style:family="paragraph" style:parent-style-name="Text_20_body">
      <style:text-properties officeooo:rsid="0010d9d9" officeooo:paragraph-rsid="0019a92a"/>
    </style:style>
    <style:style style:name="P3" style:family="paragraph" style:parent-style-name="Text_20_body">
      <style:text-properties officeooo:rsid="001674e4" officeooo:paragraph-rsid="0019a92a"/>
    </style:style>
    <style:style style:name="P4" style:family="paragraph" style:parent-style-name="Text_20_body">
      <style:text-properties officeooo:rsid="0019a92a" officeooo:paragraph-rsid="0019a92a"/>
    </style:style>
    <style:style style:name="P5" style:family="paragraph" style:parent-style-name="Text_20_body">
      <style:text-properties officeooo:rsid="001d7ab3" officeooo:paragraph-rsid="001d7ab3"/>
    </style:style>
    <style:style style:name="P6" style:family="paragraph" style:parent-style-name="Text_20_body">
      <style:text-properties officeooo:paragraph-rsid="002ddb36"/>
    </style:style>
    <style:style style:name="P7" style:family="paragraph" style:parent-style-name="Text_20_body">
      <style:text-properties officeooo:paragraph-rsid="0051bd73"/>
    </style:style>
    <style:style style:name="P8" style:family="paragraph" style:parent-style-name="codigo">
      <style:text-properties officeooo:paragraph-rsid="000fe447"/>
    </style:style>
    <style:style style:name="P9" style:family="paragraph" style:parent-style-name="codigo">
      <style:text-properties officeooo:rsid="001674e4" officeooo:paragraph-rsid="0019a92a"/>
    </style:style>
    <style:style style:name="P10" style:family="paragraph" style:parent-style-name="codigo">
      <style:text-properties officeooo:paragraph-rsid="0019a92a"/>
    </style:style>
    <style:style style:name="P11" style:family="paragraph" style:parent-style-name="codigo">
      <style:text-properties officeooo:paragraph-rsid="001a1726"/>
    </style:style>
    <style:style style:name="P12" style:family="paragraph" style:parent-style-name="codigo">
      <style:text-properties officeooo:paragraph-rsid="0051bd73"/>
    </style:style>
    <style:style style:name="P13" style:family="paragraph" style:parent-style-name="Table_20_Contents">
      <style:text-properties officeooo:rsid="003e4085" officeooo:paragraph-rsid="003e4085"/>
    </style:style>
    <style:style style:name="P14" style:family="paragraph" style:parent-style-name="Table_20_Contents">
      <style:text-properties officeooo:rsid="00527a77" officeooo:paragraph-rsid="00527a77"/>
    </style:style>
    <style:style style:name="P15" style:family="paragraph" style:parent-style-name="Table_20_Heading">
      <style:text-properties officeooo:rsid="003e4085" officeooo:paragraph-rsid="003e4085"/>
    </style:style>
    <style:style style:name="P16" style:family="paragraph" style:parent-style-name="Standard" style:list-style-name="L1">
      <style:text-properties officeooo:rsid="001d7ab3" officeooo:paragraph-rsid="001d7ab3"/>
    </style:style>
    <style:style style:name="P17" style:family="paragraph" style:parent-style-name="Text_20_body" style:list-style-name="L1">
      <style:text-properties officeooo:paragraph-rsid="001b814d"/>
    </style:style>
    <style:style style:name="P18" style:family="paragraph" style:parent-style-name="Text_20_body" style:list-style-name="L2">
      <style:text-properties officeooo:rsid="001fcf76" officeooo:paragraph-rsid="001fcf76"/>
    </style:style>
    <style:style style:name="P19" style:family="paragraph" style:parent-style-name="Text_20_body" style:list-style-name="L2">
      <style:text-properties officeooo:rsid="00217013" officeooo:paragraph-rsid="00217013"/>
    </style:style>
    <style:style style:name="P20" style:family="paragraph" style:parent-style-name="Text_20_body" style:list-style-name="L2">
      <style:text-properties officeooo:rsid="002c2405" officeooo:paragraph-rsid="002c2405"/>
    </style:style>
    <style:style style:name="P21" style:family="paragraph" style:parent-style-name="Text_20_body">
      <style:text-properties officeooo:paragraph-rsid="005c57e4"/>
    </style:style>
    <style:style style:name="P22" style:family="paragraph" style:parent-style-name="codigo">
      <style:text-properties officeooo:paragraph-rsid="005c57e4"/>
    </style:style>
    <style:style style:name="P23" style:family="paragraph" style:parent-style-name="Heading_20_2">
      <style:text-properties officeooo:rsid="002c2405" officeooo:paragraph-rsid="002c2405"/>
    </style:style>
    <style:style style:name="P24" style:family="paragraph" style:parent-style-name="Heading_20_2">
      <style:text-properties officeooo:paragraph-rsid="0051bd73"/>
    </style:style>
    <style:style style:name="P25" style:family="paragraph" style:parent-style-name="Heading_20_2">
      <style:text-properties officeooo:paragraph-rsid="005c57e4"/>
    </style:style>
    <style:style style:name="P26" style:family="paragraph" style:parent-style-name="Heading_20_1">
      <style:text-properties officeooo:rsid="002ddb36" officeooo:paragraph-rsid="002ddb36"/>
    </style:style>
    <style:style style:name="P27" style:family="paragraph" style:parent-style-name="Heading_20_1">
      <style:paragraph-properties fo:break-before="page"/>
    </style:style>
    <style:style style:name="P28" style:family="paragraph" style:parent-style-name="Heading_20_1">
      <style:paragraph-properties fo:break-before="page"/>
      <style:text-properties officeooo:rsid="001fcf76" officeooo:paragraph-rsid="001fcf76"/>
    </style:style>
    <style:style style:name="T1" style:family="text">
      <style:text-properties officeooo:rsid="000bad7f"/>
    </style:style>
    <style:style style:name="T2" style:family="text">
      <style:text-properties officeooo:rsid="000c8c3d"/>
    </style:style>
    <style:style style:name="T3" style:family="text">
      <style:text-properties officeooo:rsid="000e1f26"/>
    </style:style>
    <style:style style:name="T4" style:family="text">
      <style:text-properties officeooo:rsid="000f0389"/>
    </style:style>
    <style:style style:name="T5" style:family="text">
      <style:text-properties officeooo:rsid="000fe447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font-size="10pt" officeooo:rsid="000e1f26" style:font-size-asian="10pt" style:font-size-complex="10pt"/>
    </style:style>
    <style:style style:name="T8" style:family="text">
      <style:text-properties fo:font-size="10pt" officeooo:rsid="0008f799" style:font-size-asian="10pt" style:font-size-complex="10pt"/>
    </style:style>
    <style:style style:name="T9" style:family="text">
      <style:text-properties fo:font-size="10pt" officeooo:rsid="0017b4b5" style:font-size-asian="10pt" style:font-size-complex="10pt"/>
    </style:style>
    <style:style style:name="T10" style:family="text">
      <style:text-properties fo:font-size="10pt" officeooo:rsid="001a1726" style:font-size-asian="10pt" style:font-size-complex="10pt"/>
    </style:style>
    <style:style style:name="T11" style:family="text">
      <style:text-properties fo:font-size="10pt" officeooo:rsid="001b814d" style:font-size-asian="10pt" style:font-size-complex="10pt"/>
    </style:style>
    <style:style style:name="T12" style:family="text">
      <style:text-properties fo:font-size="10pt" officeooo:rsid="0028188e" style:font-size-asian="10pt" style:font-size-complex="10pt"/>
    </style:style>
    <style:style style:name="T13" style:family="text">
      <style:text-properties fo:font-size="10pt" officeooo:rsid="002fce72" style:font-size-asian="10pt" style:font-size-complex="10pt"/>
    </style:style>
    <style:style style:name="T14" style:family="text">
      <style:text-properties fo:font-size="10pt" officeooo:rsid="0031afa9" style:font-size-asian="10pt" style:font-size-complex="10pt"/>
    </style:style>
    <style:style style:name="T15" style:family="text">
      <style:text-properties fo:font-size="10pt" officeooo:rsid="0051bd73" style:font-size-asian="10pt" style:font-size-complex="10pt"/>
    </style:style>
    <style:style style:name="T16" style:family="text">
      <style:text-properties fo:font-size="10pt" officeooo:rsid="005a8846" style:font-size-asian="10pt" style:font-size-complex="10pt"/>
    </style:style>
    <style:style style:name="T17" style:family="text">
      <style:text-properties officeooo:rsid="0010d9d9"/>
    </style:style>
    <style:style style:name="T18" style:family="text">
      <style:text-properties officeooo:rsid="0011cef4"/>
    </style:style>
    <style:style style:name="T19" style:family="text">
      <style:text-properties officeooo:rsid="001674e4"/>
    </style:style>
    <style:style style:name="T20" style:family="text">
      <style:text-properties officeooo:rsid="001a1726"/>
    </style:style>
    <style:style style:name="T21" style:family="text">
      <style:text-properties officeooo:rsid="001d7ab3"/>
    </style:style>
    <style:style style:name="T22" style:family="text">
      <style:text-properties officeooo:rsid="001f0135"/>
    </style:style>
    <style:style style:name="T23" style:family="text">
      <style:text-properties officeooo:rsid="00217013"/>
    </style:style>
    <style:style style:name="T24" style:family="text">
      <style:text-properties officeooo:rsid="0026c2e4"/>
    </style:style>
    <style:style style:name="T25" style:family="text">
      <style:text-properties officeooo:rsid="003e4085"/>
    </style:style>
    <style:style style:name="T26" style:family="text">
      <style:text-properties officeooo:rsid="0051bd73"/>
    </style:style>
    <style:style style:name="T27" style:family="text">
      <style:text-properties officeooo:rsid="00527a77"/>
    </style:style>
    <style:style style:name="T28" style:family="text">
      <style:text-properties officeooo:rsid="00541dbf"/>
    </style:style>
    <style:style style:name="T29" style:family="text">
      <style:text-properties officeooo:rsid="005617c3"/>
    </style:style>
    <style:style style:name="T30" style:family="text">
      <style:text-properties officeooo:rsid="00586039"/>
    </style:style>
    <style:style style:name="T31" style:family="text">
      <style:text-properties officeooo:rsid="005c57e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6" text:outline-level="1">Resources</text:h>
      <text:p text:style-name="P6"><text:span text:style-name="T4">El URL base es</text:span><text:span text:style-name="Source_20_Text"><text:span text:style-name="T25"> https://{ip del server}:{puerto del servidor} </text:span></text:span><text:span text:style-name="T5">abreviada como </text:span><text:span text:style-name="Source_20_Text"><text:span text:style-name="T5">$base</text:span></text:span><text:span text:style-name="T5"> en éste documento. En los tests, se utiliza</text:span><text:span text:style-name="Source_20_Text"><text:span text:style-name="T5"> https://localhost:8080</text:span>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P15">Resource</text:p>
            </table:table-cell>
            <table:table-cell table:style-name="Table1.A1" office:value-type="string">
              <text:p text:style-name="P15">Descripción</text:p>
            </table:table-cell>
            <table:table-cell table:style-name="Table1.C1" office:value-type="string">
              <text:p text:style-name="P15">Methods</text:p>
            </table:table-cell>
          </table:table-row>
        </table:table-header-rows>
        <table:table-row>
          <table:table-cell table:style-name="Table1.A2" office:value-type="string">
            <text:p text:style-name="P13">$base/localidad</text:p>
          </table:table-cell>
          <table:table-cell table:style-name="Table1.A2" office:value-type="string">
            <text:p text:style-name="P13">Lista de localidades</text:p>
          </table:table-cell>
          <table:table-cell table:style-name="Table1.C2" office:value-type="string">
            <text:p text:style-name="P13">GET, POST</text:p>
          </table:table-cell>
        </table:table-row>
        <table:table-row>
          <table:table-cell table:style-name="Table1.A2" office:value-type="string">
            <text:p text:style-name="P13">$base/localidad/$id</text:p>
          </table:table-cell>
          <table:table-cell table:style-name="Table1.A2" office:value-type="string">
            <text:p text:style-name="P13">Localidad con id = $id</text:p>
          </table:table-cell>
          <table:table-cell table:style-name="Table1.C2" office:value-type="string">
            <text:p text:style-name="P13">GET, <text:span text:style-name="T28">PATCH</text:span></text:p>
          </table:table-cell>
        </table:table-row>
        <table:table-row>
          <table:table-cell table:style-name="Table1.A2" office:value-type="string">
            <text:p text:style-name="P13">$base/cp</text:p>
          </table:table-cell>
          <table:table-cell table:style-name="Table1.A2" office:value-type="string">
            <text:p text:style-name="P13">Lista de códigos postales</text:p>
          </table:table-cell>
          <table:table-cell table:style-name="Table1.C2" office:value-type="string">
            <text:p text:style-name="P13">GET, POST</text:p>
          </table:table-cell>
        </table:table-row>
        <table:table-row>
          <table:table-cell table:style-name="Table1.A2" office:value-type="string">
            <text:p text:style-name="P13">$base/cp/$cp</text:p>
          </table:table-cell>
          <table:table-cell table:style-name="Table1.A2" office:value-type="string">
            <text:p text:style-name="P13">Código postal con cp = $cp</text:p>
          </table:table-cell>
          <table:table-cell table:style-name="Table1.C2" office:value-type="string">
            <text:p text:style-name="P13">GET, <text:span text:style-name="T29">PATCH</text:span></text:p>
          </table:table-cell>
        </table:table-row>
        <table:table-row>
          <table:table-cell table:style-name="Table1.A2" office:value-type="string">
            <text:p text:style-name="P13">$base/cuenta</text:p>
          </table:table-cell>
          <table:table-cell table:style-name="Table1.A2" office:value-type="string">
            <text:p text:style-name="P14">Cuenta del usuario actual, con lista de incidente y reacciones</text:p>
          </table:table-cell>
          <table:table-cell table:style-name="Table1.C2" office:value-type="string">
            <text:p text:style-name="P13">GET, POST, <text:span text:style-name="T27">PATCH</text:span></text:p>
          </table:table-cell>
        </table:table-row>
        <table:table-row>
          <table:table-cell table:style-name="Table1.A2" office:value-type="string">
            <text:p text:style-name="P13">$base/incidente</text:p>
          </table:table-cell>
          <table:table-cell table:style-name="Table1.A2" office:value-type="string">
            <text:p text:style-name="P13">Lista de incidentes</text:p>
          </table:table-cell>
          <table:table-cell table:style-name="Table1.C2" office:value-type="string">
            <text:p text:style-name="P13">GET, POST</text:p>
          </table:table-cell>
        </table:table-row>
        <table:table-row>
          <table:table-cell table:style-name="Table1.A2" office:value-type="string">
            <text:p text:style-name="P13">$base/incidente/$id</text:p>
          </table:table-cell>
          <table:table-cell table:style-name="Table1.A2" office:value-type="string">
            <text:p text:style-name="P13">Incidente con id = $id, <text:span text:style-name="T27">con lista de fotos y cantidad de reacciones</text:span></text:p>
          </table:table-cell>
          <table:table-cell table:style-name="Table1.C2" office:value-type="string">
            <text:p text:style-name="P13">GET, <text:span text:style-name="T28">PATCH</text:span></text:p>
          </table:table-cell>
        </table:table-row>
      </table:table>
      <text:p text:style-name="Text_20_body"/>
      <text:h text:style-name="P27" text:outline-level="1">Condiciones globales</text:h>
      <text:p text:style-name="P4">Se utiliza HTTPS 1.1</text:p>
      <text:p text:style-name="P2">Todas las respuestas devuelen un JSON <text:span text:style-name="T20">en el Response Body</text:span>. <text:span text:style-name="T19">Las respuestas positivas devuelven:</text:span></text:p>
      <text:p text:style-name="P10"><text:span text:style-name="Source_20_Text">{</text:span></text:p>
      <text:p text:style-name="P9"><text:span text:style-name="Source_20_Text"><text:span text:style-name="T6"><text:s text:c="2"/>"</text:span></text:span><text:span text:style-name="Source_20_Text"><text:span text:style-name="T7">status": "ok",</text:span></text:span></text:p>
      <text:p text:style-name="P9"><text:span text:style-name="Source_20_Text"><text:span text:style-name="T7"><text:s text:c="2"/>... </text:span></text:span><text:span text:style-name="Source_20_Text"><text:span text:style-name="T9">otros datos</text:span></text:span></text:p>
      <text:p text:style-name="P9"><text:span text:style-name="Source_20_Text"><text:span text:style-name="T6">}</text:span></text:span></text:p>
      <text:p text:style-name="P3"/>
      <text:p text:style-name="P5">Las respuestas de errores tienen el siguiente formato:</text:p>
      <text:p text:style-name="codigo"><text:span text:style-name="Source_20_Text">{</text:span></text:p>
      <text:p text:style-name="codigo"><text:span text:style-name="Source_20_Text"><text:span text:style-name="T6"><text:s text:c="2"/>"</text:span></text:span><text:span text:style-name="Source_20_Text"><text:span text:style-name="T7">status": "</text:span></text:span><text:span text:style-name="Source_20_Text"><text:span text:style-name="T9">error</text:span></text:span><text:span text:style-name="Source_20_Text"><text:span text:style-name="T7">",</text:span></text:span></text:p>
      <text:p text:style-name="codigo"><text:span text:style-name="Source_20_Text"><text:span text:style-name="T7"><text:s text:c="2"/></text:span></text:span><text:span text:style-name="Source_20_Text"><text:span text:style-name="T9">"reason": "Razón del error"</text:span></text:span></text:p>
      <text:p text:style-name="P11"><text:span text:style-name="Source_20_Text"><text:span text:style-name="T10">}</text:span></text:span></text:p>
      <text:p text:style-name="P11"><text:span text:style-name="Source_20_Text"><text:span text:style-name="T10"/></text:span></text:p>
      <text:h text:style-name="Heading_20_2" text:outline-level="2">Condiciones para el Request</text:h>
      <text:list xml:id="list3663751400" text:style-name="L1">
        <text:list-item>
          <text:p text:style-name="P17"><text:span text:style-name="T1">Tener el h</text:span>eader <text:span text:style-name="Source_20_Text">Authorization</text:span><text:span text:style-name="Source_20_Text"><text:span text:style-name="T3">: Basic base64<text:line-break/></text:span></text:span><text:span text:style-name="T3">Si no se utiliza este header, o falla la autorización, se devuelve un código </text:span><text:bookmark text:name="401"/>401 Unauthorized, <text:span text:style-name="T21">y un JSON de error con </text:span><text:span text:style-name="Source_20_Text"><text:span text:style-name="T9">"reason": "</text:span></text:span><text:span text:style-name="Source_20_Text"><text:span text:style-name="T11">Falta header Authorization" o </text:span></text:span><text:span text:style-name="Source_20_Text"><text:span text:style-name="T9">"</text:span></text:span><text:span text:style-name="Source_20_Text"><text:span text:style-name="T12">Usuario</text:span></text:span><text:span text:style-name="Source_20_Text"><text:span text:style-name="T11"> inválida</text:span></text:span><text:span text:style-name="Source_20_Text"><text:span text:style-name="T9">"</text:span></text:span></text:p>
        </text:list-item>
        <text:list-item>
          <text:p text:style-name="P17"><text:span text:style-name="T1">Tener el h</text:span>eader <text:span text:style-name="Source_20_Text">Accept: application/</text:span><text:span text:style-name="Source_20_Text"><text:span text:style-name="T24">json; charset=utf-8</text:span></text:span><text:span text:style-name="Source_20_Text"><text:line-break/></text:span><text:span text:style-name="T4">Si no se utiliza este header, o se usa con otro MIME Type, se devuelve un código 406 Not Acceptable, y un JSON de error con </text:span><text:span text:style-name="Source_20_Text"><text:span text:style-name="T9">"reason": "</text:span></text:span><text:span text:style-name="Source_20_Text"><text:span text:style-name="T11">Falta header Accept</text:span></text:span><text:span text:style-name="Source_20_Text"><text:span text:style-name="T9">" </text:span></text:span><text:span text:style-name="Source_20_Text"><text:span text:style-name="T13">o "Solo se utiliza JSON"</text:span></text:span></text:p>
        </text:list-item>
        <text:list-item>
          <text:p text:style-name="P16">Si se requieren argumentos por Request Body y no se dieron, se devuelve un código 400 Bad Request, y un JSON de error con <text:span text:style-name="Source_20_Text"><text:span text:style-name="T9">"reason": "</text:span></text:span><text:span text:style-name="Source_20_Text"><text:span text:style-name="T6">Falta argumento </text:span></text:span><text:span text:style-name="Source_20_Text"><text:span text:style-name="T14">Argumento</text:span></text:span><text:span text:style-name="Source_20_Text"><text:span text:style-name="T9">"</text:span></text:span></text:p>
        </text:list-item>
      </text:list>
      <text:h text:style-name="P23" text:outline-level="2">Condiciones para el Response</text:h>
      <text:list xml:id="list3121079964" text:style-name="L2">
        <text:list-item>
          <text:p text:style-name="P18">Se devuelve 500 Internal Server Error en caso de un error no contemplado (como puede ser una <text:span text:style-name="T23">Uncaught Exception en Java).</text:span></text:p>
        </text:list-item>
        <text:list-item>
          <text:p text:style-name="P19">Se devuelve 501 Not Implemented al querer utulizar un método cuya interfaz ya fue creada pero está siendo implementado.</text:p>
        </text:list-item>
        <text:list-item>
          <text:p text:style-name="P19">Se devuelve 503 Service Unavailable cuando el servidor se encuentra interrumpido temporalmente (ej: por mantenimiento).</text:p>
        </text:list-item>
        <text:list-item>
          <text:p text:style-name="P20">Se utiliza el header <text:span text:style-name="Source_20_Text">Content-Type: application/json; charset=utf-8</text:span></text:p>
        </text:list-item>
      </text:list>
      <text:h text:style-name="P28" text:outline-level="1">Métodos</text:h>
      <text:h text:style-name="P24" text:outline-level="2"><text:span text:style-name="Source_20_Text">GET $base/localidad</text:span></text:h>
      <text:p text:style-name="P7">Responde el código <text:span text:style-name="T2">200</text:span> Ok y en el response Body, el siguiente JSON:</text:p>
      <text:p text:style-name="P12"><text:span text:style-name="Source_20_Text">{</text:span></text:p>
      <text:p text:style-name="P12"><text:span text:style-name="Source_20_Text"><text:span text:style-name="T6"><text:s text:c="2"/>"</text:span></text:span><text:span text:style-name="Source_20_Text"><text:span text:style-name="T7">status": "ok",</text:span></text:span></text:p>
      <text:p text:style-name="P12"><text:span text:style-name="Source_20_Text"><text:span text:style-name="T6"><text:s text:c="2"/>"</text:span></text:span><text:span text:style-name="Source_20_Text"><text:span text:style-name="T16">localidad</text:span></text:span><text:span text:style-name="Source_20_Text"><text:span text:style-name="T8">": [</text:span></text:span></text:p>
      <text:p text:style-name="P12"><text:span text:style-name="Source_20_Text"><text:span text:style-name="T6"><text:s text:c="4"/>{"</text:span></text:span><text:span text:style-name="Source_20_Text"><text:span text:style-name="T15">id</text:span></text:span><text:span text:style-name="Source_20_Text"><text:span text:style-name="T8">": "$</text:span></text:span><text:span text:style-name="Source_20_Text"><text:span text:style-name="T15">id</text:span></text:span><text:span text:style-name="Source_20_Text"><text:span text:style-name="T8">", "</text:span></text:span><text:span text:style-name="Source_20_Text"><text:span text:style-name="T15">nombre</text:span></text:span><text:span text:style-name="Source_20_Text"><text:span text:style-name="T8">": "$</text:span></text:span><text:span text:style-name="Source_20_Text"><text:span text:style-name="T15">nombre</text:span></text:span><text:span text:style-name="Source_20_Text"><text:span text:style-name="T8">", "</text:span></text:span><text:span text:style-name="Source_20_Text"><text:span text:style-name="T15">lat</text:span></text:span><text:span text:style-name="Source_20_Text"><text:span text:style-name="T8">": "$</text:span></text:span><text:span text:style-name="Source_20_Text"><text:span text:style-name="T15">lat</text:span></text:span><text:span text:style-name="Source_20_Text"><text:span text:style-name="T8">", "</text:span></text:span><text:span text:style-name="Source_20_Text"><text:span text:style-name="T15">lng": "$lng"</text:span></text:span><text:span text:style-name="Source_20_Text"><text:span text:style-name="T8">},</text:span></text:span></text:p>
      <text:p text:style-name="P12"><text:span text:style-name="Source_20_Text"><text:s text:c="4"/>...</text:span></text:p>
      <text:p text:style-name="P12"><text:span text:style-name="Source_20_Text"><text:s text:c="2"/>]</text:span></text:p>
      <text:p text:style-name="P12"><text:span text:style-name="Source_20_Text">}</text:span></text:p>
      <text:h text:style-name="P24" text:outline-level="2"><text:span text:style-name="Source_20_Text">GET $base/localidad/</text:span><text:span text:style-name="Source_20_Text"><text:span text:style-name="T26">$id</text:span></text:span></text:h>
      <text:p text:style-name="P1">En caso de encontrar <text:span text:style-name="T26">la localidad</text:span> con ese ID, responde el código <text:span text:style-name="T2">2</text:span>00 Ok y en el Response Body, el siguiente JSON:</text:p>
      <text:p text:style-name="P8"><text:span text:style-name="Source_20_Text">{</text:span></text:p>
      <text:p text:style-name="codigo"><text:span text:style-name="Source_20_Text"><text:s text:c="2"/>"status": "ok",</text:span></text:p>
      <text:p text:style-name="P12"><text:span text:style-name="Source_20_Text"><text:s text:c="2"/>"</text:span><text:span text:style-name="Source_20_Text"><text:span text:style-name="T30">localidad": [ </text:span></text:span><text:span text:style-name="Source_20_Text"><text:span text:style-name="T7">{"</text:span></text:span><text:span text:style-name="Source_20_Text"><text:span text:style-name="T15">id</text:span></text:span><text:span text:style-name="Source_20_Text"><text:span text:style-name="T8">":"$</text:span></text:span><text:span text:style-name="Source_20_Text"><text:span text:style-name="T15">id</text:span></text:span><text:span text:style-name="Source_20_Text"><text:span text:style-name="T8">", "</text:span></text:span><text:span text:style-name="Source_20_Text"><text:span text:style-name="T15">nombre</text:span></text:span><text:span text:style-name="Source_20_Text"><text:span text:style-name="T8">":"$</text:span></text:span><text:span text:style-name="Source_20_Text"><text:span text:style-name="T15">nombre</text:span></text:span><text:span text:style-name="Source_20_Text"><text:span text:style-name="T8">", "</text:span></text:span><text:span text:style-name="Source_20_Text"><text:span text:style-name="T15">lat</text:span></text:span><text:span text:style-name="Source_20_Text"><text:span text:style-name="T8">":"$</text:span></text:span><text:span text:style-name="Source_20_Text"><text:span text:style-name="T15">lat</text:span></text:span><text:span text:style-name="Source_20_Text"><text:span text:style-name="T8">", "</text:span></text:span><text:span text:style-name="Source_20_Text"><text:span text:style-name="T15">lng":"$lng"</text:span></text:span><text:span text:style-name="Source_20_Text"><text:span text:style-name="T8">} </text:span></text:span><text:span text:style-name="Source_20_Text"><text:span text:style-name="T3">]</text:span></text:span></text:p>
      <text:p text:style-name="codigo"><text:span text:style-name="Source_20_Text">}</text:span></text:p>
      <text:p text:style-name="Text_20_body">En caso de no encontrar <text:span text:style-name="T26">la localidad</text:span> con ese ID, responde el código 404 Not Found <text:span text:style-name="T5">y en el Response Body, el siguiente JSON:</text:span></text:p>
      <text:p text:style-name="codigo">{</text:p>
      <text:p text:style-name="codigo"><text:s text:c="2"/>"status": "error",</text:p>
      <text:p text:style-name="codigo"><text:s text:c="2"/>"reason": "<text:span text:style-name="T17">No se encontró la localidad con ID = $id"</text:span></text:p>
      <text:p text:style-name="codigo">}</text:p>
      <text:h text:style-name="Heading_20_2" text:outline-level="2"><text:span text:style-name="Source_20_Text">POST $base/</text:span><text:span text:style-name="Source_20_Text"><text:span text:style-name="T26">localidad</text:span></text:span></text:h>
      <text:p text:style-name="Text_20_body"><text:span text:style-name="T22">Se requieren los argumentos</text:span> <text:span text:style-name="T26">nombre, lat y lng</text:span> en el Request Body, <text:span text:style-name="T3">caso contrario, se responde con el código 400 Bad Request y en el Response Body, el siguiente JSON:</text:span></text:p>
      <text:p text:style-name="codigo">{</text:p>
      <text:p text:style-name="codigo"><text:s text:c="2"/>"<text:span text:style-name="T18">status</text:span>": "<text:span text:style-name="T18">error",</text:span></text:p>
      <text:p text:style-name="codigo"><text:s text:c="2"/>"<text:span text:style-name="T18">reason": "Falta argumento ...”</text:span></text:p>
      <text:p text:style-name="codigo">}</text:p>
      <text:p text:style-name="P21">Después de guardar <text:span text:style-name="T26">la nueva localidad</text:span>, <text:span text:style-name="T2">responde el código 201 Created y en el Response Body, el mismo JSON que devolvería al obtener la localidad por el ID creado.</text:span></text:p>
      <text:h text:style-name="P25" text:outline-level="2"><text:span text:style-name="Source_20_Text"><text:span text:style-name="T31">PATCH</text:span></text:span><text:span text:style-name="Source_20_Text"> $base/localidad/</text:span><text:span text:style-name="Source_20_Text"><text:span text:style-name="T26">$id</text:span></text:span></text:h>
      <text:p text:style-name="P21"><text:span text:style-name="T22">Se requieren los argumentos</text:span> <text:span text:style-name="T26">nombre, lat y lng</text:span> en el Request Body, <text:span text:style-name="T3">caso contrario, se responde con el código 400 Bad Request y en el Response Body, el siguiente JSON:</text:span></text:p>
      <text:p text:style-name="P22">{</text:p>
      <text:p text:style-name="P22"><text:s text:c="2"/>"<text:span text:style-name="T18">status</text:span>": "<text:span text:style-name="T18">error",</text:span></text:p>
      <text:p text:style-name="P22"><text:s text:c="2"/>"<text:span text:style-name="T18">reason": "Falta argumento ...”</text:span></text:p>
      <text:p text:style-name="P22">}</text:p>
      <text:p text:style-name="P21">En caso de encontrar <text:span text:style-name="T26">la localidad</text:span> con ese ID, responde el código <text:span text:style-name="T2">2</text:span>00 Ok y en el Response Body<text:span text:style-name="T2">, el mismo JSON que devolvería al obtener la localidad por el ID creado.</text:span></text:p>
      <text:p text:style-name="P21">En caso de no encontrar <text:span text:style-name="T26">la localidad</text:span> con ese ID, responde el código 404 Not Found <text:span text:style-name="T5">y en el Response Body, el siguiente JSON:</text:span></text:p>
      <text:p text:style-name="P22"><text:soft-page-break/>{</text:p>
      <text:p text:style-name="P22"><text:s text:c="2"/>"status": "error",</text:p>
      <text:p text:style-name="P22"><text:s text:c="2"/>"reason": "<text:span text:style-name="T17">No se encontró la localidad con ID = $id"</text:span></text:p>
      <text:p text:style-name="P21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1" svg:font-family="'Liberation Mono'" style:font-family-generic="modern" style:font-pitch="fixed"/>
    <style:font-face style:name="Liberation Mono" svg:font-family="'Liberation Mono'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Mi_20_nena_20_manda" style:display-name="Mi nena manda" style:family="paragraph" style:parent-style-name="Standard">
      <style:text-properties officeooo:rsid="00088393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digo" style:family="paragraph" style:parent-style-name="Standard">
      <style:text-properties style:font-name="Liberation Mono" fo:font-family="'Liberation Mono'" style:font-style-name="Regular" style:font-family-generic="modern" style:font-pitch="fixed" fo:font-size="10pt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 fo:padding="0.0201in" fo:border-left="none" fo:border-right="none" fo:border-top="none" fo:border-bottom="0.06pt solid #000000" style:shadow="none"/>
      <style:text-properties fo:color="#666666"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1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1" style:font-family-complex="'Liberation Mono'" style:font-family-generic-complex="modern" style:font-pitch-complex="fixed"/>
    </style:style>
    <style:style style:name="Endnote_20_Symbol" style:display-name="Endnote Symbol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07T20:12:33.652338980</meta:creation-date>
    <meta:editing-duration>PT2H39M42S</meta:editing-duration>
    <meta:editing-cycles>48</meta:editing-cycles>
    <meta:generator>LibreOffice/6.0.5.2$Linux_X86_64 LibreOffice_project/54c8cbb85f300ac59db32fe8a675ff7683cd5a16</meta:generator>
    <dc:date>2018-07-12T17:05:07.014368914</dc:date>
    <meta:document-statistic meta:table-count="1" meta:image-count="0" meta:object-count="0" meta:page-count="4" meta:paragraph-count="87" meta:word-count="599" meta:character-count="3627" meta:non-whitespace-character-count="3080"/>
  </office:meta>
</office:document-meta>
</file>